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normal" officeooo:rsid="001db8f6" officeooo:paragraph-rsid="001db8f6" style:font-weight-asian="normal" style:font-weight-complex="normal"/>
    </style:style>
    <style:style style:name="P2" style:family="paragraph" style:parent-style-name="Standard">
      <style:text-properties style:text-underline-style="none" fo:font-weight="normal" officeooo:rsid="001db8f6" officeooo:paragraph-rsid="0024907b" style:font-weight-asian="normal" style:font-weight-complex="normal"/>
    </style:style>
    <style:style style:name="P3" style:family="paragraph" style:parent-style-name="Standard">
      <style:text-properties style:text-underline-style="none" fo:font-weight="normal" officeooo:rsid="001db8f6" officeooo:paragraph-rsid="001f524e" style:font-weight-asian="normal" style:font-weight-complex="normal"/>
    </style:style>
    <style:style style:name="P4" style:family="paragraph" style:parent-style-name="Standard">
      <style:text-properties style:text-underline-style="none" fo:font-weight="normal" officeooo:rsid="0024f55f" officeooo:paragraph-rsid="0024907b" style:font-weight-asian="normal" style:font-weight-complex="normal"/>
    </style:style>
    <style:style style:name="P5" style:family="paragraph" style:parent-style-name="Standard">
      <style:text-properties style:text-underline-style="none" fo:font-weight="normal" officeooo:rsid="0020e8f9" officeooo:paragraph-rsid="0020e8f9" style:font-weight-asian="normal" style:font-weight-complex="normal"/>
    </style:style>
    <style:style style:name="P6" style:family="paragraph" style:parent-style-name="Standard">
      <style:text-properties officeooo:paragraph-rsid="001db8f6"/>
    </style:style>
    <style:style style:name="P7" style:family="paragraph" style:parent-style-name="Standard">
      <style:text-properties officeooo:paragraph-rsid="0024907b"/>
    </style:style>
    <style:style style:name="P8" style:family="paragraph" style:parent-style-name="Standard">
      <style:text-properties officeooo:rsid="0024907b" officeooo:paragraph-rsid="0024907b"/>
    </style:style>
    <style:style style:name="P9" style:family="paragraph" style:parent-style-name="Standard">
      <style:text-properties officeooo:paragraph-rsid="0028bc7e"/>
    </style:style>
    <style:style style:name="P10" style:family="paragraph" style:parent-style-name="Standard">
      <style:text-properties style:font-name="Liberation Mono" fo:font-size="9pt" officeooo:rsid="00257668" officeooo:paragraph-rsid="00257668" style:font-size-asian="9pt" style:font-size-complex="9pt"/>
    </style:style>
    <style:style style:name="P11" style:family="paragraph" style:parent-style-name="Standard">
      <style:text-properties style:font-name="Liberation Mono" fo:font-size="9pt" officeooo:rsid="00257668" officeooo:paragraph-rsid="00269f03" style:font-size-asian="9pt" style:font-size-complex="9pt"/>
    </style:style>
    <style:style style:name="P12" style:family="paragraph" style:parent-style-name="Standard">
      <style:text-properties style:font-name="Liberation Mono" fo:font-size="9pt" officeooo:rsid="0027aa4f" officeooo:paragraph-rsid="0027aa4f" style:font-size-asian="9pt" style:font-size-complex="9pt"/>
    </style:style>
    <style:style style:name="P13" style:family="paragraph" style:parent-style-name="Standard">
      <style:text-properties style:font-name="Liberation Mono" fo:font-size="9pt" officeooo:paragraph-rsid="0027aa4f" style:font-size-asian="9pt" style:font-size-complex="9pt"/>
    </style:style>
    <style:style style:name="P14" style:family="paragraph" style:parent-style-name="Standard">
      <style:text-properties style:font-name="Liberation Mono" fo:font-size="9pt" officeooo:paragraph-rsid="002df80d" style:font-size-asian="9pt" style:font-size-complex="9pt"/>
    </style:style>
    <style:style style:name="P15" style:family="paragraph" style:parent-style-name="Standard">
      <style:text-properties style:font-name="Liberation Mono" fo:font-size="9pt" style:text-underline-style="none" fo:font-weight="normal" officeooo:rsid="0027aa4f" officeooo:paragraph-rsid="0027aa4f" style:font-size-asian="9pt" style:font-weight-asian="normal" style:font-size-complex="9pt" style:font-weight-complex="normal"/>
    </style:style>
    <style:style style:name="P16" style:family="paragraph" style:parent-style-name="Standard">
      <style:text-properties officeooo:rsid="001cf7dc" officeooo:paragraph-rsid="001d8b68"/>
    </style:style>
    <style:style style:name="P17" style:family="paragraph" style:parent-style-name="Standard">
      <style:text-properties officeooo:rsid="001cf7dc" officeooo:paragraph-rsid="001cf7dc"/>
    </style:style>
    <style:style style:name="P18" style:family="paragraph" style:parent-style-name="Standard">
      <style:text-properties officeooo:rsid="001c8207" officeooo:paragraph-rsid="001c8207"/>
    </style:style>
    <style:style style:name="P19" style:family="paragraph" style:parent-style-name="Standard">
      <style:text-properties officeooo:rsid="001cf7dc" officeooo:paragraph-rsid="001cf7dc"/>
    </style:style>
    <style:style style:name="P20" style:family="paragraph" style:parent-style-name="Standard">
      <style:text-properties officeooo:rsid="001cf7dc" officeooo:paragraph-rsid="001d8b68"/>
    </style:style>
    <style:style style:name="P21" style:family="paragraph" style:parent-style-name="Standard">
      <style:text-properties officeooo:paragraph-rsid="001d272e"/>
    </style:style>
    <style:style style:name="P22" style:family="paragraph" style:parent-style-name="Standard">
      <style:text-properties style:text-underline-style="none" fo:font-weight="normal" officeooo:rsid="001db8f6" officeooo:paragraph-rsid="001db8f6" style:font-weight-asian="normal" style:font-weight-complex="normal"/>
    </style:style>
    <style:style style:name="P23" style:family="paragraph" style:parent-style-name="Standard">
      <style:text-properties officeooo:paragraph-rsid="0037737c"/>
    </style:style>
    <style:style style:name="P24" style:family="paragraph" style:parent-style-name="Standard">
      <style:text-properties officeooo:paragraph-rsid="00395ed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272e" style:font-weight-asian="bold" style:font-weight-complex="bold"/>
    </style:style>
    <style:style style:name="T3" style:family="text">
      <style:text-properties style:text-underline-style="solid" style:text-underline-width="auto" style:text-underline-color="font-color" fo:font-weight="bold" officeooo:rsid="001cf7dc" style:font-weight-asian="bold" style:font-weight-complex="bold"/>
    </style:style>
    <style:style style:name="T4" style:family="text">
      <style:text-properties officeooo:rsid="001cf7dc"/>
    </style:style>
    <style:style style:name="T5" style:family="text">
      <style:text-properties officeooo:rsid="001d272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d8b68" style:font-weight-asian="normal" style:font-weight-complex="normal"/>
    </style:style>
    <style:style style:name="T8" style:family="text">
      <style:text-properties style:text-underline-style="none" fo:font-weight="normal" officeooo:rsid="001db8f6" style:font-weight-asian="normal" style:font-weight-complex="normal"/>
    </style:style>
    <style:style style:name="T9" style:family="text">
      <style:text-properties style:text-underline-style="none" fo:font-weight="normal" officeooo:rsid="001f524e" style:font-weight-asian="normal" style:font-weight-complex="normal"/>
    </style:style>
    <style:style style:name="T10" style:family="text">
      <style:text-properties style:text-underline-style="none" fo:font-weight="normal" officeooo:rsid="00218983" style:font-weight-asian="normal" style:font-weight-complex="normal"/>
    </style:style>
    <style:style style:name="T11" style:family="text">
      <style:text-properties style:text-underline-style="none" fo:font-weight="normal" officeooo:rsid="00223e48" style:font-weight-asian="normal" style:font-weight-complex="normal"/>
    </style:style>
    <style:style style:name="T12" style:family="text">
      <style:text-properties style:text-underline-style="none" fo:font-weight="normal" officeooo:rsid="0022f860" style:font-weight-asian="normal" style:font-weight-complex="normal"/>
    </style:style>
    <style:style style:name="T13" style:family="text">
      <style:text-properties style:text-underline-style="none" fo:font-weight="normal" officeooo:rsid="0024907b" style:font-weight-asian="normal" style:font-weight-complex="normal"/>
    </style:style>
    <style:style style:name="T14" style:family="text">
      <style:text-properties style:text-underline-style="none" fo:font-weight="normal" officeooo:rsid="0024f55f" style:font-weight-asian="normal" style:font-weight-complex="normal"/>
    </style:style>
    <style:style style:name="T15" style:family="text">
      <style:text-properties style:text-underline-style="none" fo:font-weight="normal" officeooo:rsid="00269f03" style:font-weight-asian="normal" style:font-weight-complex="normal"/>
    </style:style>
    <style:style style:name="T16" style:family="text">
      <style:text-properties style:text-underline-style="none" fo:font-weight="normal" officeooo:rsid="0027aa4f" style:font-weight-asian="normal" style:font-weight-complex="normal"/>
    </style:style>
    <style:style style:name="T17" style:family="text">
      <style:text-properties style:text-underline-style="none" fo:font-weight="normal" officeooo:rsid="00257668" style:font-weight-asian="normal" style:font-weight-complex="normal"/>
    </style:style>
    <style:style style:name="T18" style:family="text">
      <style:text-properties style:text-underline-style="none" fo:font-weight="normal" officeooo:rsid="0028bc7e" style:font-weight-asian="normal" style:font-weight-complex="normal"/>
    </style:style>
    <style:style style:name="T19" style:family="text">
      <style:text-properties style:text-underline-style="none" fo:font-weight="normal" officeooo:rsid="002df80d" style:font-weight-asian="normal" style:font-weight-complex="normal"/>
    </style:style>
    <style:style style:name="T20" style:family="text">
      <style:text-properties style:text-underline-style="none" fo:font-weight="normal" officeooo:rsid="003283a1" style:font-weight-asian="normal" style:font-weight-complex="normal"/>
    </style:style>
    <style:style style:name="T21" style:family="text">
      <style:text-properties style:text-underline-style="none" fo:font-weight="normal" officeooo:rsid="0036581e" style:font-weight-asian="normal" style:font-weight-complex="normal"/>
    </style:style>
    <style:style style:name="T22" style:family="text">
      <style:text-properties style:text-underline-style="none" fo:font-weight="normal" officeooo:rsid="0037737c" style:font-weight-asian="normal" style:font-weight-complex="normal"/>
    </style:style>
    <style:style style:name="T23" style:family="text">
      <style:text-properties style:text-underline-style="none" fo:font-weight="normal" officeooo:rsid="001cf7dc" style:font-weight-asian="normal" style:font-weight-complex="normal"/>
    </style:style>
    <style:style style:name="T24" style:family="text">
      <style:text-properties style:text-underline-style="none" fo:font-weight="normal" officeooo:rsid="0037f484" style:font-weight-asian="normal" style:font-weight-complex="normal"/>
    </style:style>
    <style:style style:name="T25" style:family="text">
      <style:text-properties style:text-underline-style="none" fo:font-weight="normal" officeooo:rsid="00395ed2" style:font-weight-asian="normal" style:font-weight-complex="normal"/>
    </style:style>
    <style:style style:name="T26" style:family="text">
      <style:text-properties style:text-underline-style="none" fo:font-weight="normal" officeooo:rsid="003cb10d" style:font-weight-asian="normal" style:font-weight-complex="normal"/>
    </style:style>
    <style:style style:name="T27" style:family="text">
      <style:text-properties style:font-name="Liberation Mono" fo:font-size="9pt" style:text-underline-style="none" fo:font-weight="normal" officeooo:rsid="0028bc7e" style:font-size-asian="9pt" style:font-weight-asian="normal" style:font-size-complex="9pt" style:font-weight-complex="normal"/>
    </style:style>
    <style:style style:name="T28" style:family="text">
      <style:text-properties officeooo:rsid="003579cb"/>
    </style:style>
    <style:style style:name="T29" style:family="text">
      <style:text-properties fo:color="#c9211e" style:text-underline-style="none" fo:font-weight="normal" officeooo:rsid="0036581e" style:font-weight-asian="normal" style:font-weight-complex="normal"/>
    </style:style>
    <style:style style:name="T30" style:family="text">
      <style:text-properties fo:color="#c9211e" style:text-underline-style="none" fo:font-weight="normal" officeooo:rsid="0037737c" style:font-weight-asian="normal" style:font-weight-complex="normal"/>
    </style:style>
    <style:style style:name="T31" style:family="text">
      <style:text-properties fo:color="#c9211e" style:text-underline-style="none" fo:font-weight="normal" officeooo:rsid="0037f484" style:font-weight-asian="normal" style:font-weight-complex="normal"/>
    </style:style>
    <style:style style:name="T32" style:family="text">
      <style:text-properties style:text-line-through-style="solid" style:text-line-through-type="single" style:text-underline-style="none" fo:font-weight="normal" officeooo:rsid="001d8b68" style:font-weight-asian="normal" style:font-weight-complex="normal"/>
    </style:style>
    <style:style style:name="T33" style:family="text">
      <style:text-properties style:text-line-through-style="none" style:text-line-through-type="none" style:text-underline-style="none" fo:font-weight="normal" officeooo:rsid="001d8b68" style:font-weight-asian="normal" style:font-weight-complex="normal"/>
    </style:style>
    <style:style style:name="T34" style:family="text">
      <style:text-properties style:text-line-through-style="none" style:text-line-through-type="none" style:text-underline-style="none" fo:font-weight="normal" officeooo:rsid="0037737c" style:font-weight-asian="normal" style:font-weight-complex="normal"/>
    </style:style>
    <style:style style:name="T35" style:family="text">
      <style:text-properties officeooo:rsid="00395e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Motivation:</text:span> We want to get a high hit rate which can be obtained by having the least amount of pollution possible. </text:p>
      <text:p text:style-name="P18">In order to avoid cache pollution, one must understand the characteristics of the workloads, this includes answering questions like: How many blocks are re-accessed? <text:span text:style-name="T4">Are most of the accesses are to a small amount of blocks? What is the IRG between each access to the same block? Etc..</text:span></text:p>
      <text:p text:style-name="P17">To answer these questions, we used some of the aspects we worked on from HW1.</text:p>
      <text:p text:style-name="P17"/>
      <text:p text:style-name="P16"><text:span text:style-name="T1">First step:</text:span> Find out what is the common IRG in each trace.</text:p>
      <text:p text:style-name="P16">To achieve this we used aspect 5 from HW1. We noticed that in some of the traces, most of the re-accesses are within a small IRG range (up to 2^10 we have about 60%-80%<text:span text:style-name="T28">)</text:span>, while in other traces, most of the re-accesses are within a big IRG range (up to 2^1<text:span text:style-name="T5">6</text:span> we <text:span text:style-name="T5">only </text:span>have about 40%-<text:span text:style-name="T5">50%).</text:span></text:p>
      <text:p text:style-name="P16"/>
      <text:p text:style-name="P21"><text:span text:style-name="T2">Second</text:span><text:span text:style-name="T3"> step:</text:span><text:span text:style-name="T23"> </text:span><text:span text:style-name="T7">Find out how many blocks are </text:span><text:span text:style-name="T32">re-accessed</text:span><text:span text:style-name="T33"> </text:span><text:span text:style-name="T34">unique</text:span><text:span text:style-name="T7">.</text:span></text:p>
      <text:p text:style-name="P24"><text:span text:style-name="T7">While the IRG graphs do give us a sense of how often a block is re-accessed</text:span><text:span text:style-name="T24">(</text:span><text:span text:style-name="T31">not really, only the gap, but we can find it by looking at the CDF of aspect 5</text:span><text:span text:style-name="T24">)</text:span><text:span text:style-name="T7">, what they don’t tell us is how many blocks in fact are </text:span><text:span text:style-name="T32">re-accessed</text:span><text:span text:style-name="T7"> </text:span><text:span text:style-name="T25">unique.</text:span></text:p>
      <text:p text:style-name="P24"><text:span text:style-name="T25">In order to examine the persentage of unique blocks withing each trace(which was not seen by the results of espect 2), we can simply run each trace with a cache of size big enough to hold (almost is also sufficient)all blocks.<text:line-break/></text:span><text:span text:style-name="T7">So to test that we ran simulations on traces with varying cache sizes. For example, in the IRG graph of HW1Sample.trace, close to 100% of the re-accesses are with an IRG of 2^19, therefore simulating with a cache size of 2^20 </text:span><text:span text:style-name="T8">and LRU policy </text:span><text:span text:style-name="T7">we expect to have around 50% hit rate (because at the worst case, all of the first 2^19 accesses were unique and after that we start accessing each block again which will result in about 50% hit rate). In practice, we measured around 15-17% hit rate, which indicates that most of the accesses are unique(meaning you access each block once)</text:span><text:span text:style-name="T8">.</text:span></text:p>
      <text:p text:style-name="P1">However in other traces, like Financial2_01 for example, under the same constraints we ran the simulator previously with HW1Sample, we observed ~96% hit rate which indicates almost all of the blocks are re-accessed at least once.</text:p>
      <text:p text:style-name="P1"/>
      <text:p text:style-name="P23"><text:span text:style-name="T22">Step: by looking at the importance of popular blocks within traces .. </text:span><text:span text:style-name="T26">aspect 5 ..</text:span><text:span text:style-name="T22"><text:line-break/>we can conclude</text:span></text:p>
      <text:p text:style-name="P1"/>
      <text:p text:style-name="P6"><text:span text:style-name="T8">We reached the conclusion that to have good results in each of the traces, we must find a common ground for the policy that will be used.<text:line-break/><text:line-break/></text:span><text:span text:style-name="T11">By examining the percentage of popular block and IRG results we can conclude that it is crucial to intergrate “recency” and “frequency” capturing in our policy.</text:span></text:p>
      <text:p text:style-name="P7"><text:span text:style-name="T10">By splitting the cache </text:span><text:span text:style-name="T12">in</text:span><text:span text:style-name="T10">to multiple sections </text:span><text:span text:style-name="T11">and putting blocks in </text:span><text:span text:style-name="T12">a </text:span><text:span text:style-name="T11">different section type</text:span><text:span text:style-name="T8"> </text:span><text:span text:style-name="T11">based on previous knowleage</text:span><text:span text:style-name="T12">(frequency) we can prevent pollution </text:span><text:span text:style-name="T20">of the lower priority section from the higher priority ones</text:span><text:span text:style-name="T12">.</text:span></text:p>
      <text:p text:style-name="P7"><text:span text:style-name="T13">With ARC doing exactly that, not being </text:span><text:span text:style-name="T20">a</text:span><text:span text:style-name="T13"> complex </text:span><text:span text:style-name="T20">algorithm, </text:span><text:span text:style-name="T13">with a</text:span><text:span text:style-name="T20">n</text:span><text:span text:style-name="T13"> O(1) complexity, it seemed like a nice fit.</text:span><text:span text:style-name="T11"><text:line-break/></text:span></text:p>
      <text:p text:style-name="P7"><text:span text:style-name="T9">LRU achieved slightly better results in most of the traces but we thought that we can do better by preventing pollution of the LRU list, this can be done by adding a FIFO list with a dynamic size to go alongside it, just like in ARC, s</text:span><text:span text:style-name="T8">o we decided to implement our own version of </text:span><text:span text:style-name="T9">it</text:span><text:span text:style-name="T8">.</text:span></text:p>
      <text:p text:style-name="P2"/>
      <text:p text:style-name="P2"/>
      <text:p text:style-name="P2"/>
      <text:p text:style-name="P2"><text:soft-page-break/></text:p>
      <text:p text:style-name="P8"><text:span text:style-name="T8">A</text:span><text:span text:style-name="T6">RC psuedocode:</text:span></text:p>
      <text:p text:style-name="P7"><text:span text:style-name="T13">initialization: </text:span><text:span text:style-name="T14">set p = </text:span><text:span text:style-name="T15">cachesize/2</text:span><text:span text:style-name="T14"> and set one LRU list L1 and FIFO lists L0, G0, G1.</text:span></text:p>
      <text:p text:style-name="P4"/>
      <text:p text:style-name="P10"><text:span text:style-name="T14">F</text:span><text:span text:style-name="T6">oreach b in trace:</text:span></text:p>
      <text:p text:style-name="P10"><text:span text:style-name="T6">if b in {L0, L1}: </text:span><text:span text:style-name="T15"># hit</text:span><text:span text:style-name="T6"><text:line-break/><text:tab/>move b from its current position to MRU end of L1<text:line-break/>if b in G0: </text:span><text:span text:style-name="T15"># miss</text:span><text:span text:style-name="T6"><text:line-break/><text:tab/>update p<text:line-break/><text:tab/>move b from its current position to MRU end of L1</text:span></text:p>
      <text:p text:style-name="P11"><text:span text:style-name="T6">if b in G1: </text:span><text:span text:style-name="T15"># miss</text:span><text:span text:style-name="T6"><text:line-break/><text:tab/>update p<text:line-break/><text:tab/>move b from its current position to MRU end of L1</text:span></text:p>
      <text:p text:style-name="P12"><text:span text:style-name="T15">i</text:span><text:span text:style-name="T6">f non of the above: # miss</text:span></text:p>
      <text:p text:style-name="P13"><text:span text:style-name="T15"><text:tab/>if len({L0, L1}) = cachesize: </text:span><text:span text:style-name="T16"># make room for a new block in cache</text:span><text:span text:style-name="T15"><text:line-break/><text:tab/><text:tab/>if len(L0) &lt;= p </text:span><text:span text:style-name="T16">and L1 isnt empty</text:span><text:span text:style-name="T15">:<text:line-break/><text:tab/><text:tab/><text:tab/>e</text:span><text:span text:style-name="T18">vict</text:span><text:span text:style-name="T16"> LRU side b</text:span><text:span text:style-name="T18">lock </text:span><text:span text:style-name="T16">of L1 to </text:span><text:span text:style-name="T18">a new entry at MRU side of </text:span><text:span text:style-name="T16">G1</text:span></text:p>
      <text:p text:style-name="P15"><text:tab/><text:tab/>else:</text:p>
      <text:p text:style-name="P14"><text:span text:style-name="T16"><text:tab/><text:tab/><text:tab/></text:span><text:span text:style-name="T15">e</text:span><text:span text:style-name="T18">vict</text:span><text:span text:style-name="T16"> LRU side b</text:span><text:span text:style-name="T18">lock </text:span><text:span text:style-name="T16">of L0 to </text:span><text:span text:style-name="T18">a new entry at MRU side of </text:span><text:span text:style-name="T16">G</text:span><text:span text:style-name="T18">0</text:span><text:span text:style-name="T19"><text:line-break/><text:line-break/></text:span><text:span text:style-name="T16"><text:tab/></text:span><text:span text:style-name="T18">if </text:span><text:span text:style-name="T15">len({L0, L1, </text:span><text:span text:style-name="T18">G0, G1</text:span><text:span text:style-name="T15">}) = </text:span><text:span text:style-name="T18">2 * </text:span><text:span text:style-name="T15">cachesize: </text:span><text:span text:style-name="T16"># make room for a n</text:span><text:span text:style-name="T18">ew ghost entry<text:line-break/><text:tab/><text:tab/>evict LRU side entry from the Ghost list that has been added to</text:span><text:span text:style-name="T19"><text:line-break/></text:span><text:span text:style-name="T16"><text:line-break/><text:tab/></text:span><text:span text:style-name="T18">insert b in the MRU side of L0</text:span></text:p>
      <text:p text:style-name="P9"><text:span text:style-name="T27">end</text:span><text:span text:style-name="T15"><text:line-break/></text:span><text:span text:style-name="T17"><text:line-break/><text:tab/></text:span></text:p>
      <text:p text:style-name="P3"/>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9T21:00:10.768570836</meta:creation-date>
    <dc:date>2020-05-04T20:58:41.121940970</dc:date>
    <meta:editing-duration>PT1H20M42S</meta:editing-duration>
    <meta:editing-cycles>20</meta:editing-cycles>
    <meta:generator>LibreOffice/6.3.5.2$Linux_X86_64 LibreOffice_project/30$Build-2</meta:generator>
    <meta:document-statistic meta:table-count="0" meta:image-count="0" meta:object-count="0" meta:page-count="2" meta:paragraph-count="24" meta:word-count="748" meta:character-count="3955" meta:non-whitespace-character-count="3203"/>
  </office:meta>
</office:document-meta>
</file>